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table:number-columns-repeated="2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0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/>
          <table:table-cell table:style-name="ce10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02" table:number-columns-repeated="2"/>
          <table:table-cell table:style-name="ce102" office:value-type="float" office:value="1929" calcext:value-type="float">
            <text:p>1929</text:p>
          </table:table-cell>
          <table:table-cell table:style-name="ce102"/>
          <table:table-cell table:style-name="ce102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1007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Twilight Express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104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6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v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yronev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100" office:value-type="string" calcext:value-type="string">
            <text:p>MANI 31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75" calcext:value-type="float">
            <text:p>75</text:p>
          </table:table-cell>
          <table:table-cell table:style-name="ce111" table:number-columns-repeated="1015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5"/>
          <table:table-cell table:style-name="ce111" office:value-type="float" office:value="75" calcext:value-type="float">
            <text:p>75</text:p>
          </table:table-cell>
          <table:table-cell table:style-name="ce111"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5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7000</text:p>
          </table:table-cell>
          <table:table-cell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5" office:value-type="string" calcext:value-type="string">
            <text:p>SHIKI 550 Heavy Flat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SHIKI 6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Steel Ingot Carrier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0" office:value-type="string" calcext:value-type="string">
            <text:p>YO 1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YO 1500 Brake Van</text:p>
          </table:table-cell>
          <table:table-cell table:style-name="ce113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38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9000 Brake Van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number-columns-repeated="3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9:11:27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6-20T00:49:18.741000000</dc:date>
    <meta:editing-duration>P58DT10H21M12S</meta:editing-duration>
    <meta:editing-cycles>87</meta:editing-cycles>
    <meta:generator>LibreOffice/7.0.3.1$Windows_X86_64 LibreOffice_project/d7547858d014d4cf69878db179d326fc3483e082</meta:generator>
    <meta:document-statistic meta:table-count="4" meta:cell-count="1592" meta:object-count="0"/>
  </office:meta>
</office:document-meta>
</file>